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08000000087266FCDF2885EC0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ff6666" style:font-name="DejaVu Sans Mono" officeooo:rsid="00173259" officeooo:paragraph-rsid="001231a4"/>
    </style:style>
    <style:style style:name="P2" style:family="paragraph" style:parent-style-name="Standard">
      <style:paragraph-properties fo:break-before="page"/>
      <style:text-properties fo:color="#ff6666" style:font-name="DejaVu Sans Mono" officeooo:rsid="00173259" officeooo:paragraph-rsid="001231a4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36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36pt" style:language-asian="zh" style:country-asian="CN" style:font-style-asian="normal" style:font-weight-asian="normal" style:font-name-complex="FreeSans" style:font-size-complex="3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font-size="16pt" style:font-size-asian="16pt" style:font-size-complex="16pt"/>
    </style:style>
    <style:style style:name="P8" style:family="paragraph">
      <loext:graphic-properties draw:fill="solid" draw:fill-color="#eeeeee"/>
    </style:style>
    <style:style style:name="P9" style:family="paragraph">
      <loext:graphic-properties draw:fill="solid" draw:fill-color="#b1cce2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36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36pt" style:language-asian="zh" style:country-asian="CN" style:font-style-asian="normal" style:font-weight-asian="normal" style:font-name-complex="FreeSans" style:font-size-complex="3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-color="#b1cce2" draw:opacity="76%"/>
    </style:style>
    <style:style style:name="P11" style:family="paragraph">
      <loext:graphic-properties draw:fill="none" draw:fill-color="#b1cce2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36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36pt" style:language-asian="zh" style:country-asian="CN" style:font-style-asian="normal" style:font-weight-asian="normal" style:font-name-complex="FreeSans" style:font-size-complex="3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36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36pt" style:language-asian="zh" style:country-asian="CN" style:font-style-asian="normal" style:font-weight-asian="normal" style:font-name-complex="FreeSans" style:font-size-complex="3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size="16pt" style:font-size-asian="16pt" style:font-size-complex="16pt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2.902cm" fo:min-width="5.902cm" fo:padding-top="0.049cm" fo:padding-bottom="0.049cm" fo:padding-left="0.049cm" fo:padding-right="0.049cm" style:run-through="foreground"/>
    </style:style>
    <style:style style:name="gr4" style:family="graphic">
      <style:graphic-properties svg:stroke-width="0.049cm" svg:stroke-color="#000000" draw:marker-start-width="0.427cm" draw:marker-end-width="0.427cm" draw:fill="none" draw:textarea-horizontal-align="justify" draw:textarea-vertical-align="middle" draw:auto-grow-height="false" fo:min-height="0.55cm" fo:min-width="5.951cm" fo:padding-top="0.025cm" fo:padding-bottom="0.025cm" fo:padding-left="0.025cm" fo:padding-right="0.025cm" style:run-through="foreground"/>
    </style:style>
    <style:style style:name="gr5" style:family="graphic">
      <style:graphic-properties draw:stroke="none" svg:stroke-color="#000000" draw:fill="none" draw:fill-color="#ffffff" draw:textarea-vertical-align="middle" fo:min-height="1.804cm" style:run-through="foreground"/>
    </style:style>
    <style:style style:name="gr6" style:family="graphic">
      <style:graphic-properties svg:stroke-width="0.101cm" svg:stroke-color="#000000" draw:marker-start-width="0.503cm" draw:marker-end="Arrow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7" style:family="graphic">
      <style:graphic-properties draw:stroke="dash" draw:stroke-dash="Fine_20_Dashed" svg:stroke-width="0.049cm" svg:stroke-color="#000000" draw:marker-start-width="0.427cm" draw:marker-end="Short_20_line_20_Arrow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8" style:family="graphic">
      <style:graphic-properties draw:stroke="none" svg:stroke-color="#000000" draw:fill="none" draw:fill-color="#ffffff" fo:min-height="0.651cm" style:run-through="foreground"/>
    </style:style>
    <style:style style:name="gr9" style:family="graphic">
      <style:graphic-properties draw:stroke="solid" draw:stroke-dash="Fine_20_Dashed" svg:stroke-width="0.101cm" svg:stroke-color="#000000" draw:marker-start-width="0.503cm" draw:marker-end="Arrow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10" style:family="graphic">
      <style:graphic-properties svg:stroke-width="0.101cm" svg:stroke-color="#000000" draw:marker-start="Arrow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11" style:family="graphic">
      <style:graphic-properties draw:stroke="none" svg:stroke-color="#000000" draw:fill="none" draw:fill-color="#ffffff" fo:min-height="0.69cm" style:run-through="foreground"/>
    </style:style>
    <style:style style:name="gr12" style:family="graphic">
      <style:graphic-properties style:run-through="foreground" style:vertical-pos="from-top" style:vertical-rel="paragraph" style:horizontal-pos="from-left" style:horizontal-rel="paragraph"/>
    </style:style>
    <style:style style:name="gr13" style:family="graphic">
      <style:graphic-properties svg:stroke-width="0.049cm" svg:stroke-color="#000000" draw:marker-start-width="0.427cm" draw:marker-end-width="0.427cm" draw:fill="solid" draw:fill-color="#eeeeee" draw:textarea-horizontal-align="justify" draw:textarea-vertical-align="middle" draw:auto-grow-height="false" fo:min-height="0.55cm" fo:min-width="5.951cm" fo:padding-top="0.025cm" fo:padding-bottom="0.025cm" fo:padding-left="0.025cm" fo:padding-right="0.025cm" style:run-through="foreground"/>
    </style:style>
    <style:style style:name="gr14" style:family="graphic">
      <style:graphic-properties draw:stroke="solid" svg:stroke-width="0.106cm" svg:stroke-color="#000000" draw:marker-start-width="0.512cm" draw:marker-end-width="0.512cm" svg:stroke-opacity="100%" draw:fill="solid" draw:fill-color="#b1cce2" draw:textarea-vertical-align="middle" fo:min-height="1.799cm" fo:padding-top="0.053cm" fo:padding-bottom="0.053cm" fo:padding-left="0.053cm" fo:padding-right="0.053cm" style:run-through="foreground"/>
    </style:style>
    <style:style style:name="gr15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1.101cm" fo:min-width="5.891cm" fo:padding-top="0.049cm" fo:padding-bottom="0.049cm" fo:padding-left="0.049cm" fo:padding-right="0.049cm" style:run-through="foreground"/>
    </style:style>
    <style:style style:name="gr16" style:family="graphic">
      <style:graphic-properties draw:stroke="dash" draw:stroke-dash="Fine_20_Dashed" svg:stroke-width="0.049cm" svg:stroke-color="#000000" draw:marker-start-width="0.427cm" draw:marker-end="Short_20_line_20_Arrow" draw:marker-end-width="0.427cm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0.651cm" style:run-through="foreground" style:vertical-pos="from-top" style:vertical-rel="paragraph" style:horizontal-pos="from-left" style:horizontal-rel="paragraph"/>
    </style:style>
    <style:style style:name="gr18" style:family="graphic">
      <style:graphic-properties draw:stroke="solid" draw:stroke-dash="Fine_20_Dashed" svg:stroke-width="0.101cm" svg:stroke-color="#000000" draw:marker-start-width="0.503cm" draw:marker-end="Arrow" draw:marker-end-width="0.503cm" draw:textarea-horizontal-align="center" draw:textarea-vertical-align="middle" fo:padding-top="0.049cm" fo:padding-bottom="0.049cm" fo:padding-left="0.049cm" fo:padding-right="0.049cm" style:run-through="foreground" style:vertical-pos="from-top" style:vertical-rel="paragraph" style:horizontal-pos="from-left" style:horizontal-rel="paragraph"/>
    </style:style>
    <style:style style:name="gr19" style:family="graphic">
      <style:graphic-properties svg:stroke-width="0.101cm" svg:stroke-color="#000000" draw:marker-start="Arrow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vertical-pos="from-top" style:vertical-rel="paragraph" style:horizontal-pos="from-left" style:horizontal-rel="paragraph"/>
    </style:style>
    <style:style style:name="gr20" style:family="graphic">
      <style:graphic-properties draw:stroke="none" svg:stroke-color="#000000" draw:fill="none" draw:fill-color="#ffffff" fo:min-height="0.69cm" style:run-through="foreground" style:vertical-pos="from-top" style:vertical-rel="paragraph" style:horizontal-pos="from-left" style:horizontal-rel="paragraph"/>
    </style:style>
    <style:style style:name="gr21" style:family="graphic">
      <style:graphic-properties svg:stroke-width="0.106cm" svg:stroke-color="#000000" draw:marker-start-width="0.512cm" draw:marker-end-width="0.512cm" draw:fill-color="#b1cce2" draw:opacity="76%" draw:textarea-horizontal-align="justify" draw:textarea-vertical-align="middle" draw:auto-grow-height="false" fo:min-height="2.016cm" fo:min-width="4.138cm" fo:padding-top="0.053cm" fo:padding-bottom="0.053cm" fo:padding-left="0.053cm" fo:padding-right="0.053cm" style:run-through="foreground"/>
    </style:style>
    <style:style style:name="gr22" style:family="graphic">
      <style:graphic-properties draw:stroke="none" svg:stroke-width="0.106cm" svg:stroke-color="#000000" draw:marker-start-width="0.512cm" draw:marker-end-width="0.512cm" svg:stroke-opacity="100%" draw:fill="none" draw:fill-color="#b1cce2" draw:textarea-vertical-align="middle" fo:min-height="1.799cm" fo:padding-top="0.053cm" fo:padding-bottom="0.053cm" fo:padding-left="0.053cm" fo:padding-right="0.053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0" draw:style-name="gr1"><draw:g draw:style-name="gr2"><draw:custom-shape draw:name="Shape1" draw:style-name="gr3" draw:text-style-name="P3" svg:width="6.002cm" svg:height="3.001cm" svg:x="14.205cm" svg:y="2.143cm"><text:p/><draw:enhanced-geometry svg:viewBox="0 0 21600 21600" draw:type="rectangle" draw:enhanced-path="M 0 0 L 21600 0 21600 21600 0 21600 0 0 Z N"/></draw:custom-shape><draw:custom-shape draw:name="Shape2" draw:style-name="gr4" draw:text-style-name="P3" svg:width="6.002cm" svg:height="0.6cm" svg:x="14.205cm" svg:y="4.558cm"><text:p/><draw:enhanced-geometry svg:viewBox="0 0 21600 21600" draw:type="rectangle" draw:enhanced-path="M 0 0 L 21600 0 21600 21600 0 21600 0 0 Z N"/></draw:custom-shape><draw:custom-shape draw:name="Shape2" draw:style-name="gr4" draw:text-style-name="P3" svg:width="6.002cm" svg:height="0.6cm" svg:x="14.205cm" svg:y="3.947cm"><text:p/><draw:enhanced-geometry svg:viewBox="0 0 21600 21600" draw:type="rectangle" draw:enhanced-path="M 0 0 L 21600 0 21600 21600 0 21600 0 0 Z N"/></draw:custom-shape><draw:frame draw:name="Shape3" draw:style-name="gr5" draw:text-style-name="P5" svg:width="6.002cm" svg:height="1.805cm" svg:x="14.205cm" svg:y="2.143cm"><draw:text-box><text:p text:style-name="P4"><text:span text:style-name="T1">Looker</text:span></text:p></draw:text-box></draw:frame></draw:g><draw:g draw:style-name="gr2"><draw:custom-shape draw:name="Shape1" draw:style-name="gr3" draw:text-style-name="P3" svg:width="6.002cm" svg:height="3.001cm" svg:x="14.159cm" svg:y="7.018cm"><text:p/><draw:enhanced-geometry svg:viewBox="0 0 21600 21600" draw:type="rectangle" draw:enhanced-path="M 0 0 L 21600 0 21600 21600 0 21600 0 0 Z N"/></draw:custom-shape><draw:custom-shape draw:name="Shape2" draw:style-name="gr4" draw:text-style-name="P3" svg:width="6.002cm" svg:height="0.6cm" svg:x="14.159cm" svg:y="9.433cm"><text:p/><draw:enhanced-geometry svg:viewBox="0 0 21600 21600" draw:type="rectangle" draw:enhanced-path="M 0 0 L 21600 0 21600 21600 0 21600 0 0 Z N"/></draw:custom-shape><draw:custom-shape draw:name="Shape2" draw:style-name="gr4" draw:text-style-name="P3" svg:width="6.002cm" svg:height="0.6cm" svg:x="14.159cm" svg:y="8.823cm"><text:p/><draw:enhanced-geometry svg:viewBox="0 0 21600 21600" draw:type="rectangle" draw:enhanced-path="M 0 0 L 21600 0 21600 21600 0 21600 0 0 Z N"/></draw:custom-shape><draw:frame draw:name="Shape3" draw:style-name="gr5" draw:text-style-name="P5" svg:width="6.002cm" svg:height="1.805cm" svg:x="14.159cm" svg:y="7.018cm"><draw:text-box><text:p text:style-name="P4"><text:span text:style-name="T1">Replicator</text:span></text:p></draw:text-box></draw:frame></draw:g><draw:g draw:style-name="gr2"><draw:custom-shape draw:name="Shape1" draw:style-name="gr3" draw:text-style-name="P3" svg:width="6.002cm" svg:height="3.001cm" svg:x="14.21cm" svg:y="12.047cm"><text:p/><draw:enhanced-geometry svg:viewBox="0 0 21600 21600" draw:type="rectangle" draw:enhanced-path="M 0 0 L 21600 0 21600 21600 0 21600 0 0 Z N"/></draw:custom-shape><draw:custom-shape draw:name="Shape2" draw:style-name="gr4" draw:text-style-name="P3" svg:width="6.002cm" svg:height="0.6cm" svg:x="14.21cm" svg:y="14.462cm"><text:p/><draw:enhanced-geometry svg:viewBox="0 0 21600 21600" draw:type="rectangle" draw:enhanced-path="M 0 0 L 21600 0 21600 21600 0 21600 0 0 Z N"/></draw:custom-shape><draw:custom-shape draw:name="Shape2" draw:style-name="gr4" draw:text-style-name="P3" svg:width="6.002cm" svg:height="0.6cm" svg:x="14.21cm" svg:y="13.85cm"><text:p/><draw:enhanced-geometry svg:viewBox="0 0 21600 21600" draw:type="rectangle" draw:enhanced-path="M 0 0 L 21600 0 21600 21600 0 21600 0 0 Z N"/></draw:custom-shape><draw:frame draw:name="Shape3" draw:style-name="gr5" draw:text-style-name="P5" svg:width="6.002cm" svg:height="1.805cm" svg:x="14.21cm" svg:y="12.047cm"><draw:text-box><text:p text:style-name="P4"><text:span text:style-name="T1">Selector</text:span></text:p></draw:text-box></draw:frame></draw:g><draw:g draw:style-name="gr2"><draw:custom-shape draw:name="Shape1" draw:style-name="gr3" draw:text-style-name="P3" svg:width="6.002cm" svg:height="3.001cm" svg:x="18.195cm" svg:y="16.413cm"><text:p/><draw:enhanced-geometry svg:viewBox="0 0 21600 21600" draw:type="rectangle" draw:enhanced-path="M 0 0 L 21600 0 21600 21600 0 21600 0 0 Z N"/></draw:custom-shape><draw:custom-shape draw:name="Shape2" draw:style-name="gr4" draw:text-style-name="P3" svg:width="6.002cm" svg:height="0.6cm" svg:x="18.195cm" svg:y="18.828cm"><text:p/><draw:enhanced-geometry svg:viewBox="0 0 21600 21600" draw:type="rectangle" draw:enhanced-path="M 0 0 L 21600 0 21600 21600 0 21600 0 0 Z N"/></draw:custom-shape><draw:custom-shape draw:name="Shape2" draw:style-name="gr4" draw:text-style-name="P3" svg:width="6.002cm" svg:height="0.6cm" svg:x="18.195cm" svg:y="18.217cm"><text:p/><draw:enhanced-geometry svg:viewBox="0 0 21600 21600" draw:type="rectangle" draw:enhanced-path="M 0 0 L 21600 0 21600 21600 0 21600 0 0 Z N"/></draw:custom-shape><draw:frame draw:name="Shape3" draw:style-name="gr5" draw:text-style-name="P5" svg:width="6.002cm" svg:height="1.805cm" svg:x="18.195cm" svg:y="16.413cm"><draw:text-box><text:p text:style-name="P4"><text:span text:style-name="T1">Equaler</text:span></text:p></draw:text-box></draw:frame></draw:g><draw:g draw:style-name="gr2"><draw:custom-shape draw:name="Shape1" draw:style-name="gr3" draw:text-style-name="P3" svg:width="6.002cm" svg:height="3.001cm" svg:x="10.257cm" svg:y="16.39cm"><text:p/><draw:enhanced-geometry svg:viewBox="0 0 21600 21600" draw:type="rectangle" draw:enhanced-path="M 0 0 L 21600 0 21600 21600 0 21600 0 0 Z N"/></draw:custom-shape><draw:custom-shape draw:name="Shape2" draw:style-name="gr4" draw:text-style-name="P3" svg:width="6.002cm" svg:height="0.6cm" svg:x="10.257cm" svg:y="18.805cm"><text:p/><draw:enhanced-geometry svg:viewBox="0 0 21600 21600" draw:type="rectangle" draw:enhanced-path="M 0 0 L 21600 0 21600 21600 0 21600 0 0 Z N"/></draw:custom-shape><draw:custom-shape draw:name="Shape2" draw:style-name="gr4" draw:text-style-name="P3" svg:width="6.002cm" svg:height="0.6cm" svg:x="10.257cm" svg:y="18.194cm"><text:p/><draw:enhanced-geometry svg:viewBox="0 0 21600 21600" draw:type="rectangle" draw:enhanced-path="M 0 0 L 21600 0 21600 21600 0 21600 0 0 Z N"/></draw:custom-shape><draw:frame draw:name="Shape3" draw:style-name="gr5" draw:text-style-name="P5" svg:width="6.002cm" svg:height="1.805cm" svg:x="10.257cm" svg:y="16.39cm"><draw:text-box><text:p text:style-name="P4"><text:span text:style-name="T1">Resolver</text:span></text:p></draw:text-box></draw:frame></draw:g><draw:line draw:name="Shape4" draw:style-name="gr6" draw:text-style-name="P6" svg:x1="17.028cm" svg:y1="6.892cm" svg:x2="17.028cm" svg:y2="5.156cm"><text:p/></draw:line><draw:polyline draw:name="Shape5" draw:style-name="gr7" draw:text-style-name="P6" svg:width="1.828cm" svg:height="0cm" draw:transform="rotate (1.5707963267949) translate (17.1539166666667cm 11.8483333333333cm)" svg:viewBox="0 0 1829 0" draw:points="0,0 1053,0 1829,0"><text:p/></draw:polyline><draw:frame draw:name="Shape8" draw:style-name="gr8" draw:text-style-name="P7" svg:width="0.971cm" svg:height="0.652cm" svg:x="17.5cm" svg:y="10.823cm"><draw:text-box><text:p><text:span text:style-name="T2">use</text:span></text:p></draw:text-box></draw:frame><draw:line draw:name="Shape6" draw:style-name="gr9" draw:text-style-name="P6" svg:x1="13cm" svg:y1="16.39cm" svg:x2="16.528cm" svg:y2="15.062cm"><text:p/></draw:line><draw:line draw:name="Shape6" draw:style-name="gr7" draw:text-style-name="P6" svg:x1="21.879cm" svg:y1="16.413cm" svg:x2="17.947cm" svg:y2="15.062cm"><text:p/></draw:line><draw:frame draw:name="Shape8" draw:style-name="gr8" draw:text-style-name="P7" svg:width="0.971cm" svg:height="0.652cm" svg:x="20.705cm" svg:y="15.062cm"><draw:text-box><text:p><text:span text:style-name="T2">use</text:span></text:p></draw:text-box></draw:frame><draw:polyline draw:name="Shape1" draw:style-name="gr10" draw:text-style-name="P6" svg:width="1.56cm" svg:height="10.094cm" draw:transform="rotate (-3.14159265358979) translate (14.2098888888889cm 13.6003472222222cm)" svg:viewBox="0 0 1561 10095" draw:points="5,10095 1561,10095 1561,0 0,0"><text:p/></draw:polyline><draw:polyline draw:name="Shape2" draw:style-name="gr10" draw:text-style-name="P6" svg:width="5.465cm" svg:height="14.287cm" draw:transform="rotate (-3.14159265358979) translate (25.7245555555556cm 17.7764722222222cm)" svg:viewBox="0 0 5466 14288" draw:points="5466,14288 0,14288 0,0 1519,0"><text:p/></draw:polyline><draw:frame draw:name="Shape8" draw:style-name="gr11" draw:text-style-name="P7" svg:width="1.676cm" svg:height="0.69cm" svg:x="11.64cm" svg:y="2.572cm"><draw:text-box><text:p><text:span text:style-name="T2">inherit</text:span></text:p></draw:text-box></draw:frame><draw:frame draw:name="Shape8" draw:style-name="gr11" draw:text-style-name="P7" svg:width="1.676cm" svg:height="0.69cm" svg:x="21.38cm" svg:y="2.538cm"><draw:text-box><text:p><text:span text:style-name="T2">inherit</text:span></text:p></draw:text-box></draw:frame><draw:frame draw:name="Shape8" draw:style-name="gr11" draw:text-style-name="P7" svg:width="1.676cm" svg:height="0.69cm" svg:x="17.323cm" svg:y="6.006cm"><draw:text-box><text:p><text:span text:style-name="T2">inherit</text:span></text:p></draw:text-box></draw:frame><draw:frame draw:name="Shape8" draw:style-name="gr11" draw:text-style-name="P7" svg:width="1.676cm" svg:height="0.69cm" svg:x="12.24cm" svg:y="15.069cm"><draw:text-box><text:p><text:span text:style-name="T2">inherit</text:span></text:p></draw:text-box></draw:frame></draw:g></text:p>
      <text:p text:style-name="P2"><draw:g text:anchor-type="paragraph" draw:z-index="1" draw:style-name="gr12"><draw:polyline draw:name="Shape5" draw:style-name="gr7" draw:text-style-name="P6" svg:width="1.828cm" svg:height="0cm" draw:transform="rotate (1.5707963267949) translate (12.8270972222223cm 12.9560555555555cm)" svg:viewBox="0 0 1829 0" draw:points="0,0 1053,0 1829,0"><text:p/></draw:polyline><draw:frame draw:name="Shape8" draw:style-name="gr8" draw:text-style-name="P7" svg:width="0.971cm" svg:height="0.652cm" svg:x="13.173cm" svg:y="11.931cm"><draw:text-box><text:p><text:span text:style-name="T2">use</text:span></text:p></draw:text-box></draw:frame><draw:line draw:name="Shape6" draw:style-name="gr9" draw:text-style-name="P6" svg:x1="8.673cm" svg:y1="17.498cm" svg:x2="12.201cm" svg:y2="16.17cm"><text:p/></draw:line><draw:line draw:name="Shape6" draw:style-name="gr7" draw:text-style-name="P6" svg:x1="17.552cm" svg:y1="17.521cm" svg:x2="13.62cm" svg:y2="16.17cm"><text:p/></draw:line><draw:frame draw:name="Shape8" draw:style-name="gr8" draw:text-style-name="P7" svg:width="0.971cm" svg:height="0.652cm" svg:x="16.378cm" svg:y="16.17cm"><draw:text-box><text:p><text:span text:style-name="T2">use</text:span></text:p></draw:text-box></draw:frame><draw:polyline draw:name="Shape1" draw:style-name="gr10" draw:text-style-name="P6" svg:width="5.423cm" svg:height="10.094cm" draw:transform="rotate (-3.14159265358979) translate (13.7459861111111cm 14.7073055555556cm)" svg:viewBox="0 0 5424 10095" draw:points="0,10095 5424,10095 5424,0 3863,0"><text:p/></draw:polyline><draw:polyline draw:name="Shape2" draw:style-name="gr10" draw:text-style-name="P6" svg:width="5.425cm" svg:height="14.287cm" draw:transform="rotate (-3.14159265358979) translate (25.1724583333333cm 18.8841944444444cm)" svg:viewBox="0 0 5426 14288" draw:points="5426,14288 0,14288 0,0 5304,0"><text:p/></draw:polyline><draw:frame draw:name="Shape8" draw:style-name="gr11" draw:text-style-name="P7" svg:width="1.676cm" svg:height="0.69cm" svg:x="10.973cm" svg:y="3.636cm"><draw:text-box><text:p><text:span text:style-name="T2">inherit</text:span></text:p></draw:text-box></draw:frame><draw:frame draw:name="Shape8" draw:style-name="gr11" draw:text-style-name="P7" svg:width="1.676cm" svg:height="0.69cm" svg:x="21.054cm" svg:y="3.646cm"><draw:text-box><text:p><text:span text:style-name="T2">inherit</text:span></text:p></draw:text-box></draw:frame><draw:frame draw:name="Shape8" draw:style-name="gr11" draw:text-style-name="P7" svg:width="1.676cm" svg:height="0.69cm" svg:x="12.599cm" svg:y="6.798cm"><draw:text-box><text:p><text:span text:style-name="T2">inherit</text:span></text:p></draw:text-box></draw:frame><draw:frame draw:name="Shape8" draw:style-name="gr11" draw:text-style-name="P7" svg:width="1.676cm" svg:height="0.69cm" svg:x="7.913cm" svg:y="16.177cm"><draw:text-box><text:p><text:span text:style-name="T2">inherit</text:span></text:p></draw:text-box></draw:frame><draw:g draw:style-name="gr2"><draw:custom-shape draw:name="Shape2" draw:style-name="gr13" draw:text-style-name="P8" svg:width="6.002cm" svg:height="0.6cm" svg:x="13.746cm" svg:y="5.052cm"><text:p/><draw:enhanced-geometry svg:viewBox="0 0 21600 21600" draw:type="rectangle" draw:enhanced-path="M 0 0 L 21600 0 21600 21600 0 21600 0 0 Z N"/></draw:custom-shape><draw:custom-shape draw:name="Shape2" draw:style-name="gr13" draw:text-style-name="P8" svg:width="6.002cm" svg:height="0.6cm" svg:x="13.746cm" svg:y="5.652cm"><text:p/><draw:enhanced-geometry svg:viewBox="0 0 21600 21600" draw:type="rectangle" draw:enhanced-path="M 0 0 L 21600 0 21600 21600 0 21600 0 0 Z N"/></draw:custom-shape><draw:frame draw:name="Shape3" draw:style-name="gr14" draw:text-style-name="P9" svg:width="6.002cm" svg:height="1.906cm" svg:x="13.746cm" svg:y="3.147cm"><draw:text-box><text:p text:style-name="P4"><text:span text:style-name="T1">Looker</text:span></text:p></draw:text-box></draw:frame><draw:custom-shape draw:name="Shape1" draw:style-name="gr15" draw:text-style-name="P3" svg:width="5.991cm" svg:height="1.2cm" svg:x="13.756cm" svg:y="5.052cm"><text:p/><draw:enhanced-geometry svg:viewBox="0 0 21600 21600" draw:type="rectangle" draw:enhanced-path="M 0 0 L 21600 0 21600 21600 0 21600 0 0 Z N"/></draw:custom-shape></draw:g><draw:g draw:style-name="gr2"><draw:custom-shape draw:name="Shape2" draw:style-name="gr13" draw:text-style-name="P8" svg:width="6.002cm" svg:height="0.6cm" svg:x="9.832cm" svg:y="9.968cm"><text:p/><draw:enhanced-geometry svg:viewBox="0 0 21600 21600" draw:type="rectangle" draw:enhanced-path="M 0 0 L 21600 0 21600 21600 0 21600 0 0 Z N"/></draw:custom-shape><draw:custom-shape draw:name="Shape2" draw:style-name="gr13" draw:text-style-name="P8" svg:width="6.002cm" svg:height="0.6cm" svg:x="9.832cm" svg:y="10.568cm"><text:p/><draw:enhanced-geometry svg:viewBox="0 0 21600 21600" draw:type="rectangle" draw:enhanced-path="M 0 0 L 21600 0 21600 21600 0 21600 0 0 Z N"/></draw:custom-shape><draw:frame draw:name="Shape3" draw:style-name="gr14" draw:text-style-name="P9" svg:width="6.002cm" svg:height="1.906cm" svg:x="9.832cm" svg:y="8.063cm"><draw:text-box><text:p text:style-name="P4"><text:span text:style-name="T1">Replicator</text:span></text:p></draw:text-box></draw:frame><draw:custom-shape draw:name="Shape1" draw:style-name="gr15" draw:text-style-name="P3" svg:width="5.991cm" svg:height="1.2cm" svg:x="9.842cm" svg:y="9.968cm"><text:p/><draw:enhanced-geometry svg:viewBox="0 0 21600 21600" draw:type="rectangle" draw:enhanced-path="M 0 0 L 21600 0 21600 21600 0 21600 0 0 Z N"/></draw:custom-shape></draw:g><draw:g draw:style-name="gr2"><draw:custom-shape draw:name="Shape2" draw:style-name="gr13" draw:text-style-name="P8" svg:width="6.002cm" svg:height="0.6cm" svg:x="17.727cm" svg:y="9.968cm"><text:p/><draw:enhanced-geometry svg:viewBox="0 0 21600 21600" draw:type="rectangle" draw:enhanced-path="M 0 0 L 21600 0 21600 21600 0 21600 0 0 Z N"/></draw:custom-shape><draw:custom-shape draw:name="Shape2" draw:style-name="gr13" draw:text-style-name="P8" svg:width="6.002cm" svg:height="0.6cm" svg:x="17.727cm" svg:y="10.568cm"><text:p/><draw:enhanced-geometry svg:viewBox="0 0 21600 21600" draw:type="rectangle" draw:enhanced-path="M 0 0 L 21600 0 21600 21600 0 21600 0 0 Z N"/></draw:custom-shape><draw:frame draw:name="Shape3" draw:style-name="gr14" draw:text-style-name="P9" svg:width="6.002cm" svg:height="1.906cm" svg:x="17.727cm" svg:y="8.063cm"><draw:text-box><text:p text:style-name="P4"><text:span text:style-name="T1">Stringer</text:span></text:p></draw:text-box></draw:frame><draw:custom-shape draw:name="Shape1" draw:style-name="gr15" draw:text-style-name="P3" svg:width="5.991cm" svg:height="1.2cm" svg:x="17.737cm" svg:y="9.968cm"><text:p/><draw:enhanced-geometry svg:viewBox="0 0 21600 21600" draw:type="rectangle" draw:enhanced-path="M 0 0 L 21600 0 21600 21600 0 21600 0 0 Z N"/></draw:custom-shape></draw:g><draw:g draw:style-name="gr2"><draw:custom-shape draw:name="Shape2" draw:style-name="gr13" draw:text-style-name="P8" svg:width="6.002cm" svg:height="0.6cm" svg:x="9.883cm" svg:y="14.87cm"><text:p/><draw:enhanced-geometry svg:viewBox="0 0 21600 21600" draw:type="rectangle" draw:enhanced-path="M 0 0 L 21600 0 21600 21600 0 21600 0 0 Z N"/></draw:custom-shape><draw:custom-shape draw:name="Shape2" draw:style-name="gr13" draw:text-style-name="P8" svg:width="6.002cm" svg:height="0.6cm" svg:x="9.883cm" svg:y="15.47cm"><text:p/><draw:enhanced-geometry svg:viewBox="0 0 21600 21600" draw:type="rectangle" draw:enhanced-path="M 0 0 L 21600 0 21600 21600 0 21600 0 0 Z N"/></draw:custom-shape><draw:frame draw:name="Shape3" draw:style-name="gr14" draw:text-style-name="P9" svg:width="6.002cm" svg:height="1.906cm" svg:x="9.883cm" svg:y="12.965cm"><draw:text-box><text:p text:style-name="P4"><text:span text:style-name="T1">Selector</text:span></text:p></draw:text-box></draw:frame><draw:custom-shape draw:name="Shape1" draw:style-name="gr15" draw:text-style-name="P3" svg:width="5.991cm" svg:height="1.2cm" svg:x="9.893cm" svg:y="14.87cm"><text:p/><draw:enhanced-geometry svg:viewBox="0 0 21600 21600" draw:type="rectangle" draw:enhanced-path="M 0 0 L 21600 0 21600 21600 0 21600 0 0 Z N"/></draw:custom-shape></draw:g><draw:g draw:style-name="gr2"><draw:custom-shape draw:name="Shape2" draw:style-name="gr13" draw:text-style-name="P8" svg:width="6.002cm" svg:height="0.6cm" svg:x="5.93cm" svg:y="19.403cm"><text:p/><draw:enhanced-geometry svg:viewBox="0 0 21600 21600" draw:type="rectangle" draw:enhanced-path="M 0 0 L 21600 0 21600 21600 0 21600 0 0 Z N"/></draw:custom-shape><draw:custom-shape draw:name="Shape2" draw:style-name="gr13" draw:text-style-name="P8" svg:width="6.002cm" svg:height="0.6cm" svg:x="5.93cm" svg:y="20.003cm"><text:p/><draw:enhanced-geometry svg:viewBox="0 0 21600 21600" draw:type="rectangle" draw:enhanced-path="M 0 0 L 21600 0 21600 21600 0 21600 0 0 Z N"/></draw:custom-shape><draw:frame draw:name="Shape3" draw:style-name="gr14" draw:text-style-name="P9" svg:width="6.002cm" svg:height="1.906cm" svg:x="5.93cm" svg:y="17.498cm"><draw:text-box><text:p text:style-name="P4"><text:span text:style-name="T1">Resolver</text:span></text:p></draw:text-box></draw:frame><draw:custom-shape draw:name="Shape1" draw:style-name="gr15" draw:text-style-name="P3" svg:width="5.991cm" svg:height="1.2cm" svg:x="5.941cm" svg:y="19.403cm"><text:p/><draw:enhanced-geometry svg:viewBox="0 0 21600 21600" draw:type="rectangle" draw:enhanced-path="M 0 0 L 21600 0 21600 21600 0 21600 0 0 Z N"/></draw:custom-shape></draw:g><draw:g draw:style-name="gr2"><draw:custom-shape draw:name="Shape2" draw:style-name="gr13" draw:text-style-name="P8" svg:width="6.002cm" svg:height="0.6cm" svg:x="13.868cm" svg:y="19.322cm"><text:p/><draw:enhanced-geometry svg:viewBox="0 0 21600 21600" draw:type="rectangle" draw:enhanced-path="M 0 0 L 21600 0 21600 21600 0 21600 0 0 Z N"/></draw:custom-shape><draw:custom-shape draw:name="Shape2" draw:style-name="gr13" draw:text-style-name="P8" svg:width="6.002cm" svg:height="0.6cm" svg:x="13.868cm" svg:y="19.922cm"><text:p/><draw:enhanced-geometry svg:viewBox="0 0 21600 21600" draw:type="rectangle" draw:enhanced-path="M 0 0 L 21600 0 21600 21600 0 21600 0 0 Z N"/></draw:custom-shape><draw:frame draw:name="Shape3" draw:style-name="gr14" draw:text-style-name="P9" svg:width="6.002cm" svg:height="1.906cm" svg:x="13.868cm" svg:y="17.417cm"><draw:text-box><text:p text:style-name="P4"><text:span text:style-name="T1">Equaler</text:span></text:p></draw:text-box></draw:frame><draw:custom-shape draw:name="Shape1" draw:style-name="gr15" draw:text-style-name="P3" svg:width="5.991cm" svg:height="1.2cm" svg:x="13.878cm" svg:y="19.322cm"><text:p/><draw:enhanced-geometry svg:viewBox="0 0 21600 21600" draw:type="rectangle" draw:enhanced-path="M 0 0 L 21600 0 21600 21600 0 21600 0 0 Z N"/></draw:custom-shape></draw:g><draw:line draw:name="Shape6" draw:style-name="gr9" draw:text-style-name="P6" svg:x1="12.818cm" svg:y1="8.063cm" svg:x2="16.397cm" svg:y2="6.251cm"><text:p/></draw:line><draw:line draw:name="Shape6" draw:style-name="gr9" draw:text-style-name="P6" svg:x1="20.749cm" svg:y1="8.063cm" svg:x2="17.17cm" svg:y2="6.251cm"><text:p/></draw:line><draw:frame draw:name="Shape8" draw:style-name="gr11" draw:text-style-name="P7" svg:width="1.676cm" svg:height="0.69cm" svg:x="19.6cm" svg:y="6.798cm"><draw:text-box><text:p><text:span text:style-name="T2">inherit</text:span></text:p></draw:text-box></draw:frame></draw:g></text:p>
      <text:p text:style-name="P2"><draw:polyline text:anchor-type="paragraph" draw:z-index="2" draw:name="Shape5" draw:style-name="gr16" draw:text-style-name="P6" svg:width="1.828cm" svg:height="0cm" draw:transform="rotate (1.5707963267949) translate (13.0493472222223cm 12.9560555555555cm)" svg:viewBox="0 0 1829 0" draw:points="0,0 1053,0 1829,0"><text:p/></draw:polyline><draw:frame text:anchor-type="paragraph" draw:z-index="3" draw:name="Shape8" draw:style-name="gr17" draw:text-style-name="P7" svg:width="0.971cm" svg:height="0.652cm" svg:x="13.395cm" svg:y="11.931cm"><draw:text-box><text:p><text:span text:style-name="T2">use</text:span></text:p></draw:text-box></draw:frame><draw:line text:anchor-type="paragraph" draw:z-index="4" draw:name="Shape6" draw:style-name="gr18" draw:text-style-name="P6" svg:x1="8.673cm" svg:y1="17.498cm" svg:x2="12.201cm" svg:y2="16.17cm"><text:p/></draw:line><draw:line text:anchor-type="paragraph" draw:z-index="5" draw:name="Shape6" draw:style-name="gr16" draw:text-style-name="P6" svg:x1="17.552cm" svg:y1="17.521cm" svg:x2="13.62cm" svg:y2="16.17cm"><text:p/></draw:line><draw:frame text:anchor-type="paragraph" draw:z-index="6" draw:name="Shape8" draw:style-name="gr17" draw:text-style-name="P7" svg:width="0.971cm" svg:height="0.652cm" svg:x="16.378cm" svg:y="16.17cm"><draw:text-box><text:p><text:span text:style-name="T2">u</text:span><text:span text:style-name="T2">s</text:span><text:span text:style-name="T2">e</text:span></text:p></draw:text-box></draw:frame><draw:polyline text:anchor-type="paragraph" draw:z-index="7" draw:name="Shape1" draw:style-name="gr19" draw:text-style-name="P6" svg:width="5.423cm" svg:height="10.094cm" draw:transform="rotate (-3.14159265358979) translate (13.7459861111111cm 14.7073055555556cm)" svg:viewBox="0 0 5424 10095" draw:points="0,10095 5424,10095 5424,0 3605,0"><text:p/></draw:polyline><draw:polyline text:anchor-type="paragraph" draw:z-index="8" draw:name="Shape2" draw:style-name="gr19" draw:text-style-name="P6" svg:width="5.425cm" svg:height="14.287cm" draw:transform="rotate (-3.14159265358979) translate (25.1724583333333cm 18.8841944444444cm)" svg:viewBox="0 0 5426 14288" draw:points="5426,14288 0,14288 0,0 5304,0"><text:p/></draw:polyline><draw:frame text:anchor-type="paragraph" draw:z-index="9" draw:name="Shape8" draw:style-name="gr20" draw:text-style-name="P7" svg:width="1.676cm" svg:height="0.69cm" svg:x="10.973cm" svg:y="3.635cm"><draw:text-box><text:p><text:span text:style-name="T2">inh</text:span><text:span text:style-name="T2">erit</text:span></text:p></draw:text-box></draw:frame><draw:frame text:anchor-type="paragraph" draw:z-index="10" draw:name="Shape8" draw:style-name="gr20" draw:text-style-name="P7" svg:width="1.676cm" svg:height="0.69cm" svg:x="21.054cm" svg:y="3.646cm"><draw:text-box><text:p><text:span text:style-name="T2">i</text:span><text:span text:style-name="T2">n</text:span><text:span text:style-name="T2">h</text:span><text:span text:style-name="T2">e</text:span><text:span text:style-name="T2">r</text:span><text:span text:style-name="T2">i</text:span><text:span text:style-name="T2">t</text:span></text:p></draw:text-box></draw:frame><draw:frame text:anchor-type="paragraph" draw:z-index="11" draw:name="Shape8" draw:style-name="gr20" draw:text-style-name="P7" svg:width="1.676cm" svg:height="0.69cm" svg:x="12.599cm" svg:y="6.798cm"><draw:text-box><text:p><text:span text:style-name="T2">i</text:span><text:span text:style-name="T2">n</text:span><text:span text:style-name="T2">h</text:span><text:span text:style-name="T2">e</text:span><text:span text:style-name="T2">r</text:span><text:span text:style-name="T2">i</text:span><text:span text:style-name="T2">t</text:span></text:p></draw:text-box></draw:frame><draw:frame text:anchor-type="paragraph" draw:z-index="12" draw:name="Shape8" draw:style-name="gr20" draw:text-style-name="P7" svg:width="1.676cm" svg:height="0.69cm" svg:x="7.913cm" svg:y="16.177cm"><draw:text-box><text:p><text:span text:style-name="T2">inherit</text:span></text:p></draw:text-box></draw:frame><draw:line text:anchor-type="paragraph" draw:z-index="14" draw:name="Shape6" draw:style-name="gr18" draw:text-style-name="P6" svg:x1="12.793cm" svg:y1="8.088cm" svg:x2="16.555cm" svg:y2="6.135cm"><text:p/></draw:line><draw:frame text:anchor-type="paragraph" draw:z-index="15" draw:name="Shape8" draw:style-name="gr20" draw:text-style-name="P7" svg:width="1.676cm" svg:height="0.69cm" svg:x="19.6cm" svg:y="6.798cm"><draw:text-box><text:p><text:span text:style-name="T2">i</text:span><text:span text:style-name="T2">n</text:span><text:span text:style-name="T2">h</text:span><text:span text:style-name="T2">e</text:span><text:span text:style-name="T2">r</text:span><text:span text:style-name="T2">i</text:span><text:span text:style-name="T2">t</text:span></text:p></draw:text-box></draw:frame><draw:g text:anchor-type="paragraph" draw:z-index="13" draw:style-name="gr12"><draw:custom-shape draw:name="Shape1" draw:style-name="gr21" draw:text-style-name="P10" svg:width="6.002cm" svg:height="3.001cm" svg:x="13.746cm" svg:y="3.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Shape3" draw:style-name="gr22" draw:text-style-name="P11" svg:width="6.002cm" svg:height="1.906cm" svg:x="13.746cm" svg:y="3.588cm"><draw:text-box><text:p text:style-name="P4"><text:span text:style-name="T1">Looker</text:span></text:p></draw:text-box></draw:frame></draw:g><draw:g text:anchor-type="paragraph" draw:z-index="16" draw:style-name="gr12"><draw:custom-shape draw:name="Shape1" draw:style-name="gr21" draw:text-style-name="P10" svg:width="6.002cm" svg:height="3.001cm" svg:x="10.141cm" svg:y="8.06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Shape3" draw:style-name="gr22" draw:text-style-name="P11" svg:width="6.002cm" svg:height="1.906cm" svg:x="10.141cm" svg:y="8.541cm"><draw:text-box><text:p text:style-name="P4"><text:span text:style-name="T1">Replicator</text:span></text:p></draw:text-box></draw:frame></draw:g><draw:g text:anchor-type="paragraph" draw:z-index="17" draw:style-name="gr12"><draw:custom-shape draw:name="Shape1" draw:style-name="gr21" draw:text-style-name="P10" svg:width="6.002cm" svg:height="3.001cm" svg:x="17.731cm" svg:y="8.06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Shape3" draw:style-name="gr22" draw:text-style-name="P11" svg:width="6.002cm" svg:height="1.906cm" svg:x="17.731cm" svg:y="8.541cm"><draw:text-box><text:p text:style-name="P4"><text:span text:style-name="T1">Stringer</text:span></text:p></draw:text-box></draw:frame></draw:g><draw:line text:anchor-type="paragraph" draw:z-index="18" draw:name="Shape6" draw:style-name="gr18" draw:text-style-name="P6" svg:x1="20.875cm" svg:y1="8.063cm" svg:x2="17.113cm" svg:y2="6.11cm"><text:p/></draw:line><draw:g text:anchor-type="paragraph" draw:z-index="19" draw:style-name="gr12"><draw:custom-shape draw:name="Shape1" draw:style-name="gr21" draw:text-style-name="P10" svg:width="6.002cm" svg:height="3.001cm" svg:x="10.141cm" svg:y="13.1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Shape3" draw:style-name="gr22" draw:text-style-name="P11" svg:width="6.002cm" svg:height="1.906cm" svg:x="10.141cm" svg:y="13.665cm"><draw:text-box><text:p text:style-name="P4"><text:span text:style-name="T1">Selector</text:span></text:p></draw:text-box></draw:frame></draw:g><draw:g text:anchor-type="paragraph" draw:z-index="20" draw:style-name="gr12"><draw:custom-shape draw:name="Shape1" draw:style-name="gr21" draw:text-style-name="P10" svg:width="6.002cm" svg:height="3.001cm" svg:x="6.227cm" svg:y="17.42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Shape3" draw:style-name="gr22" draw:text-style-name="P11" svg:width="6.002cm" svg:height="1.906cm" svg:x="6.227cm" svg:y="17.9cm"><draw:text-box><text:p text:style-name="P4"><text:span text:style-name="T1">Resolver</text:span></text:p></draw:text-box></draw:frame></draw:g><draw:g text:anchor-type="paragraph" draw:z-index="21" draw:style-name="gr12"><draw:custom-shape draw:name="Shape1" draw:style-name="gr21" draw:text-style-name="P10" svg:width="6.002cm" svg:height="3.001cm" svg:x="13.817cm" svg:y="17.42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Shape3" draw:style-name="gr22" draw:text-style-name="P11" svg:width="6.002cm" svg:height="1.906cm" svg:x="13.817cm" svg:y="17.9cm"><draw:text-box><text:p text:style-name="P4"><text:span text:style-name="T1">Equaler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fill-image draw:name="Empty" xlink:href="Pictures/1000000000000008000000087266FCDF2885EC0C.png" xlink:type="simple" xlink:show="embed" xlink:actuate="onLoad"/>
    <draw:opacity draw:name="Transparency_20_1" draw:display-name="Transparency 1" draw:style="linear" draw:start="100%" draw:end="0%" draw:angle="0" draw:border="0%"/>
    <draw:opacity draw:name="Transparency_20_2" draw:display-name="Transparency 2" draw:style="rectangular" draw:cx="50%" draw:cy="50%" draw:start="100%" draw:end="0%" draw:angle="0" draw:border="0%"/>
    <draw:opacity draw:name="Transparency_20_3" draw:display-name="Transparency 3" draw:style="linear" draw:start="100%" draw:end="0%" draw:angle="0" draw:border="0%"/>
    <draw:opacity draw:name="Transparency_20_4" draw:display-name="Transparency 4" draw:style="linear" draw:start="100%" draw:end="95%" draw:angle="0" draw:border="0%"/>
    <draw:opacity draw:name="Transparency_20_5" draw:display-name="Transparency 5" draw:style="linear" draw:start="100%" draw:end="50%" draw:angle="0" draw:border="0%"/>
    <draw:opacity draw:name="Transparency_20_6" draw:display-name="Transparency 6" draw:style="axial" draw:start="100%" draw:end="0%" draw:angle="0" draw:border="0%"/>
    <draw:opacity draw:name="Transparency_20_7" draw:display-name="Transparency 7" draw:style="square" draw:cx="50%" draw:cy="50%" draw:start="100%" draw:end="0%" draw:angle="0" draw:border="0%"/>
    <draw:marker draw:name="Arrow" svg:viewBox="0 0 20 30" svg:d="M10 0l-10 30h20z"/>
    <draw:marker draw:name="Arrowhead_20_1" draw:display-name="Arrowhead 1" svg:viewBox="0 0 20 30" svg:d="M10 0l-10 30h20z"/>
    <draw:marker draw:name="Arrowhead_20_2" draw:display-name="Arrowhead 2" svg:viewBox="0 0 1131 1580" svg:d="M1013 1491l118 89-567-1580-564 1580 114-85 136-68 148-46 161-17 161 13 153 46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1:02:53.347852564</meta:creation-date>
    <dc:date>2019-09-05T13:28:31.688579863</dc:date>
    <meta:editing-duration>PT8H17M9S</meta:editing-duration>
    <meta:editing-cycles>109</meta:editing-cycles>
    <meta:generator>LibreOffice/5.2.7.2$Linux_X86_64 LibreOffice_project/20m0$Build-2</meta:generator>
    <meta:document-statistic meta:table-count="0" meta:image-count="0" meta:object-count="0" meta:page-count="3" meta:paragraph-count="0" meta:word-count="0" meta:character-count="0" meta:non-whitespace-character-count="0"/>
  </office:meta>
</office:document-meta>
</file>